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0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P11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2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3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4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6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7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font-name-asian="Times New Roman1" style:language-asian="en" style:country-asian="US" style:font-name-complex="Times New Roman1" style:language-complex="en" style:country-complex="US"/>
    </style:style>
    <style:style style:name="T2" style:family="text">
      <style:text-properties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T3" style:family="text">
      <style:text-properties fo:language="en" fo:country="US" fo:font-weight="normal" style:font-name-asian="Times New Roman1" style:language-asian="en" style:country-asian="US" style:font-weight-asian="normal" style:font-name-complex="Times New Roman1" style:language-complex="en" style:country-complex="US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greSQL felhasználói függvények</text:p>
      <text:p text:style-name="P1"/>
      <text:p text:style-name="P3">1.<text:tab/>FOR … IN SELECT</text:p>
      <text:p text:style-name="P6">Végig megy a találati rekordokon</text:p>
      <text:p text:style-name="P6"/>
      <text:p text:style-name="P10"/>
      <text:p text:style-name="P16">CREATE or REPLACE FUNCTION public.getPointNames(parcel_gid integer) RETURNS text AS $$ </text:p>
      <text:p text:style-name="P16">DECLARE </text:p>
      <text:p text:style-name="P16"><text:tab/>output text:= ''; </text:p>
      <text:p text:style-name="P16"><text:tab/>mviews RECORD; </text:p>
      <text:p text:style-name="P16">BEGIN <text:s/></text:p>
      <text:p text:style-name="P15"><text:span text:style-name="T3"><text:tab/></text:span><text:span text:style-name="T2">FOR</text:span><text:span text:style-name="T3"> mviews </text:span><text:span text:style-name="T2">IN SELECT</text:span><text:span text:style-name="T3"> pa.gid, po.name FROM parcel as pa, point as po, point_parcel as p_p, survey_point su where pa.gid=parcel_gid and po.id=p_p.point --and pa.gid=p_p.parcel and po.id=su.point_id </text:span><text:span text:style-name="T2">LOOP </text:span></text:p>
      <text:p text:style-name="P16"><text:tab/><text:tab/>output := mviews.name || output || ', '; </text:p>
      <text:p text:style-name="P15"><text:span text:style-name="T3"><text:tab/></text:span><text:span text:style-name="T2">END LOOP</text:span><text:span text:style-name="T3">; </text:span></text:p>
      <text:p text:style-name="P16"><text:tab/>RETURN output; </text:p>
      <text:p text:style-name="P16">END; </text:p>
      <text:p text:style-name="P16">$$ language plpgsql;</text:p>
      <text:p text:style-name="P9"/>
      <text:p text:style-name="P8"/>
      <text:p text:style-name="P3">2.<text:tab/>Specialis tipusú több rekord visszatérése</text:p>
      <text:p text:style-name="P7"/>
      <text:p text:style-name="P7"/>
      <text:p text:style-name="P13"/>
      <text:p text:style-name="P13">--TIPUS letrehozasa</text:p>
      <text:p text:style-name="P13">create type probareturn as (id integer, start_node integer, end_node integer);</text:p>
      <text:p text:style-name="P13"/>
      <text:p text:style-name="P13">--Fuggveny letrehozasa</text:p>
      <text:p text:style-name="P14"><text:span text:style-name="T1">CREATE OR REPLACE FUNCTION public.sv_getLineGeometryFromFace( edgelist integer[] ) RETURNS </text:span><text:span text:style-name="T2">SETOF</text:span><text:span text:style-name="T1"> probareturn AS $$</text:span></text:p>
      <text:p text:style-name="P11">DECLARE</text:p>
      <text:p text:style-name="P11"><text:tab/>r probareturn%rowtype;</text:p>
      <text:p text:style-name="P11">BEGIN</text:p>
      <text:p text:style-name="P11"><text:tab/>FOR r in <text:s/>SELECT e.id, <text:s/>e.start_node, e.end_node FROM edges AS e WHERE e.id=ANY (edgelist) LOOP</text:p>
      <text:p text:style-name="P11"><text:tab/><text:tab/>return next r;</text:p>
      <text:p text:style-name="P11"><text:tab/>END LOOP;</text:p>
      <text:p text:style-name="P11"><text:tab/>return;</text:p>
      <text:p text:style-name="P11">END;</text:p>
      <text:p text:style-name="P11">$$ language plpgsql;</text:p>
      <text:p text:style-name="P11"/>
      <text:p text:style-name="P12"/>
      <text:p text:style-name="P12">--Fuggveny eredmenyenek megjelenitese</text:p>
      <text:p text:style-name="P12">select v.id, v.start_node, v.end_node from sv_getLineGeometryFromface( array[1,2,3,4] ) as v;</text:p>
      <text:p text:style-name="P12"/>
      <text:p text:style-name="P4"/>
      <text:p text:style-name="P4"/>
      <text:p text:style-name="P3">3.<text:tab/>TABLE viszatérés</text:p>
      <text:p text:style-name="P7"/>
      <text:p text:style-name="P7"/>
      <text:p text:style-name="P13"/>
      <text:p text:style-name="P13">--Fuggveny letrehozasa</text:p>
      <text:p text:style-name="P14"><text:span text:style-name="T1">create or replace function public.sv_getLineGeometryFromFace( integer[] ) RETURNS </text:span><text:span text:style-name="T2">TABLE</text:span><text:span text:style-name="T1">(id integer, start_node integer, end_node integer) AS $$</text:span></text:p>
      <text:p text:style-name="P14"><text:span text:style-name="T1"><text:tab/>SELECT e.id, e.start_node, e.end_node FROM edges AS e WHERE e.id=ANY (</text:span><text:span text:style-name="T2">$1</text:span><text:span text:style-name="T1">);</text:span></text:p>
      <text:p text:style-name="P14"><text:span text:style-name="T1">$$ language </text:span><text:span text:style-name="T2">SQL</text:span><text:span text:style-name="T1">;</text:span></text:p>
      <text:p text:style-name="P11"/>
      <text:p text:style-name="P12">--Fuggveny eredmenyenek megjelenitese</text:p>
      <text:p text:style-name="P11">select v.id, v.start_node, v.end_node from sv_getLineGeometryFromface( array[1,2,3,4] ) as v;</text:p>
      <text:p text:style-name="P12"/>
      <text:p text:style-name="P4"/>
      <text:p text:style-name="P4"/>
      <text:p text:style-name="P3"/>
      <text:p text:style-name="P5"/>
      <text:p text:style-name="P3"/>
      <text:p text:style-name="P5">4.<text:tab/>Speciali</text:p>
      <text:p text:style-name="P7"/>
      <text:p text:style-name="P7"/>
      <text:p text:style-name="P13"/>
      <text:p text:style-name="P13">--TIPUS letrehozasa</text:p>
      <text:p text:style-name="P13">create type probareturn as (id integer, start_node integer, end_node integer);</text:p>
      <text:p text:style-name="P13"/>
      <text:p text:style-name="P13">--Fuggveny letrehozasa</text:p>
      <text:p text:style-name="P11">CREATE OR REPLACE FUNCTION public.sv_getLineGeometryFromFace( edgelist integer[] ) RETURNS setof probareturn AS $$</text:p>
      <text:p text:style-name="P11">DECLARE</text:p>
      <text:p text:style-name="P11"><text:tab/>r probareturn%rowtype;</text:p>
      <text:p text:style-name="P11"><text:tab/>a probareturn[];</text:p>
      <text:p text:style-name="P11">BEGIN</text:p>
      <text:p text:style-name="P11"><text:tab/>FOR r in <text:s/>SELECT e.id, <text:s/>e.start_node, e.end_node FROM edges AS e WHERE e.id=ANY (edgelist) LOOP</text:p>
      <text:p text:style-name="P11"><text:tab/><text:tab/>a := array_append( a, r );</text:p>
      <text:p text:style-name="P11"><text:tab/>END LOOP;</text:p>
      <text:p text:style-name="P11"/>
      <text:p text:style-name="P11"/>
      <text:p text:style-name="P11">--<text:tab/>for s in select <text:s/>* from a loop</text:p>
      <text:p text:style-name="P11">--<text:tab/><text:tab/>return s;</text:p>
      <text:p text:style-name="P11">--<text:tab/>end loop</text:p>
      <text:p text:style-name="P11"><text:tab/>return a[1];</text:p>
      <text:p text:style-name="P11"/>
      <text:p text:style-name="P11">END;</text:p>
      <text:p text:style-name="P11">$$ language plpgsql;</text:p>
      <text:p text:style-name="P11"/>
      <text:p text:style-name="P12">--Fuggveny eredmenyenek megjelenitese</text:p>
      <text:p text:style-name="P12">select v.id, v.start_node, v.end_node from sv_getLineGeometryFromface( array[1,2,3,4] ) as v;</text:p>
      <text:p text:style-name="P1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09-22T11:18:16</dc:date>
    <meta:editing-duration>PT17H30M15S</meta:editing-duration>
    <meta:editing-cycles>68</meta:editing-cycles>
    <meta:generator>LibreOffice/3.5$Linux_x86 LibreOffice_project/350m1$Build-2</meta:generator>
    <meta:document-statistic meta:table-count="0" meta:image-count="0" meta:object-count="0" meta:page-count="3" meta:paragraph-count="57" meta:word-count="297" meta:character-count="2172" meta:non-whitespace-character-count="1903"/>
  </office:meta>
</office:document-meta>
</file>